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dbdd0" officeooo:paragraph-rsid="001dbdd0"/>
    </style:style>
    <style:style style:name="P2" style:family="paragraph" style:parent-style-name="Standard">
      <style:paragraph-properties fo:line-height="150%"/>
    </style:style>
    <style:style style:name="P3" style:family="paragraph" style:parent-style-name="Title">
      <style:paragraph-properties fo:line-height="115%"/>
      <style:text-properties fo:color="#000000" loext:opacity="100%" style:font-name="Noto Serif CJK HK" officeooo:rsid="001fb04b" officeooo:paragraph-rsid="001fb04b"/>
    </style:style>
    <style:style style:name="P4" style:family="paragraph" style:parent-style-name="Standard">
      <style:paragraph-properties fo:line-height="115%"/>
      <style:text-properties fo:color="#000000" loext:opacity="100%" style:font-name="Noto Serif CJK HK" fo:font-weight="bold" officeooo:rsid="001fb04b" officeooo:paragraph-rsid="001fb04b" style:font-weight-asian="bold" style:font-weight-complex="bold"/>
    </style:style>
    <style:style style:name="P5" style:family="paragraph" style:parent-style-name="Standard">
      <style:paragraph-properties fo:line-height="115%"/>
      <style:text-properties fo:color="#000000" loext:opacity="100%" style:font-name="Noto Serif CJK HK" fo:font-weight="bold" style:font-weight-asian="bold" style:font-weight-complex="bold"/>
    </style:style>
    <style:style style:name="P6" style:family="paragraph" style:parent-style-name="Standard">
      <style:paragraph-properties fo:line-height="115%"/>
      <style:text-properties fo:color="#000000" loext:opacity="100%" style:font-name="Noto Serif CJK HK"/>
    </style:style>
    <style:style style:name="P7" style:family="paragraph" style:parent-style-name="Standard">
      <style:paragraph-properties fo:line-height="115%"/>
      <style:text-properties fo:color="#000000" loext:opacity="100%" style:font-name="Noto Serif CJK HK" officeooo:paragraph-rsid="001dbdd0"/>
    </style:style>
    <style:style style:name="P8" style:family="paragraph" style:parent-style-name="Standard">
      <style:paragraph-properties fo:line-height="115%"/>
      <style:text-properties fo:color="#000000" loext:opacity="100%" style:font-name="Noto Serif CJK HK" officeooo:paragraph-rsid="001fb04b"/>
    </style:style>
    <style:style style:name="P9" style:family="paragraph" style:parent-style-name="Standard">
      <style:paragraph-properties fo:line-height="115%"/>
      <style:text-properties fo:color="#000000" loext:opacity="100%" style:font-name="Noto Serif CJK HK" officeooo:rsid="001fb04b" officeooo:paragraph-rsid="001fb04b"/>
    </style:style>
    <style:style style:name="P10" style:family="paragraph" style:parent-style-name="Standard">
      <style:paragraph-properties fo:line-height="115%"/>
      <style:text-properties fo:color="#000000" loext:opacity="100%" style:font-name="Noto Serif CJK HK" fo:font-size="11pt" officeooo:paragraph-rsid="001dbdd0" style:font-size-asian="11pt" style:font-size-complex="11pt"/>
    </style:style>
    <style:style style:name="P11" style:family="paragraph" style:parent-style-name="Standard">
      <style:paragraph-properties fo:line-height="115%"/>
      <style:text-properties fo:color="#000000" loext:opacity="100%" style:font-name="Noto Serif CJK HK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dd0" style:font-weight-asian="bold" style:font-weight-complex="bold"/>
    </style:style>
    <style:style style:name="T3" style:family="text">
      <style:text-properties fo:font-weight="bold" officeooo:rsid="001fb04b" style:font-weight-asian="bold" style:font-weight-complex="bold"/>
    </style:style>
    <style:style style:name="T4" style:family="text">
      <style:text-properties officeooo:rsid="001fb04b"/>
    </style:style>
    <style:style style:name="T5" style:family="text">
      <style:text-properties officeooo:rsid="001dbd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arbejdskontrakt</text:p>
      <text:p text:style-name="P4">Datalogger gruppe Alpha</text:p>
      <text:p text:style-name="P6"/>
      <text:p text:style-name="P5">§1 Formål </text:p>
      <text:p text:style-name="P6">Denne kontrakt har til formål at fastlægge rettigheder, pligter og forventninger for medlemmerne af projektgruppen for at sikre et professionelt og retfærdigt samarbejde. </text:p>
      <text:p text:style-name="P6"/>
      <text:p text:style-name="P5">§2 Gyldighed </text:p>
      <text:p text:style-name="P6">Kontrakten er gældende fra underskriftsdato og indtil projektets afslutning, medmindre andet aftales skriftligt af alle medlemmer. </text:p>
      <text:p text:style-name="P6"/>
      <text:p text:style-name="P5">§3 Arbejdsindsats og engagement </text:p>
      <text:p text:style-name="P6">Hvert medlem forpligter sig til aktiv deltagelse i projektets aktiviteter og møder. </text:p>
      <text:p text:style-name="P6">Opgaver, der er fordelt, skal udføres til tiden og i en kvalitet, der lever op til gruppens standard. </text:p>
      <text:p text:style-name="P6">Manglende overholdelse uden gyldig grund betragtes som misligholdelse af kontrakten. </text:p>
      <text:p text:style-name="P6"/>
      <text:p text:style-name="P6"><text:span text:style-name="T1">§4 Møder og kommunikation </text:span></text:p>
      <text:p text:style-name="P6">Fremmøde til aftalte møder er obligatorisk. Gyldigt fravær (sygdom, force majeure) skal meldes inden mødet. </text:p>
      <text:p text:style-name="P6">Meddelelser i gruppens <text:span text:style-name="T4">discord chat</text:span> skal besvares inden for 24 timer på hverdage. </text:p>
      <text:p text:style-name="P6"/>
      <text:p text:style-name="P6"><text:span text:style-name="T1">§5 Deadlines </text:span></text:p>
      <text:p text:style-name="P6">Interne deadlines fastsættes i fællesskab <text:span text:style-name="T4">løbende </text:span>og skal overholde<text:span text:style-name="T4">s.</text:span></text:p>
      <text:p text:style-name="P6"/>
      <text:p text:style-name="P7"><text:span text:style-name="T2">§6 Sanktioner ved misligholdelse </text:span></text:p>
      <text:p text:style-name="P6">Første overtrædelse: Mundtlig påtale i gruppen. </text:p>
      <text:p text:style-name="P6">Anden overtrædelse: Skriftlig advarsel underskrevet af alle gruppemedlemmer. </text:p>
      <text:p text:style-name="P6">Gentagne eller alvorlige overtrædelser: Gruppen kan med fælles flertal indstille medlemmet til eksklusion fra samarbejdet. I sådanne tilfælde inddrages <text:span text:style-name="T4">underviser</text:span>, som træffer endelig afgørelse. </text:p>
      <text:p text:style-name="P6"/>
      <text:p text:style-name="P6"><text:soft-page-break/><text:span text:style-name="T1">§7 Konflikthåndtering </text:span></text:p>
      <text:p text:style-name="P6">Uenigheder søges løst internt gennem dialog og afstemning. </text:p>
      <text:p text:style-name="P6">Hvis konflikten ikke kan løses, inddrages vejleder som mediator. </text:p>
      <text:p text:style-name="P6"/>
      <text:p text:style-name="P6"/>
      <text:p text:style-name="P8"><text:span text:style-name="T1">§</text:span><text:span text:style-name="T3">8</text:span><text:span text:style-name="T1"> Underskrifter </text:span></text:p>
      <text:p text:style-name="P8">Ved at underskrive erklærer vi at vi har læst, forstået og accepteret ovenstående vilkår og sanktioner. </text:p>
      <text:p text:style-name="P6"/>
      <text:p text:style-name="P4">Dato</text:p>
      <text:p text:style-name="P4"/>
      <text:p text:style-name="P9">_________________</text:p>
      <text:p text:style-name="P5">Nav<text:span text:style-name="T4">n</text:span></text:p>
      <text:p text:style-name="P6"/>
      <text:p text:style-name="P10"><text:span text:style-name="T5">Oliver </text:span><text:span text:style-name="T4">Nicolai </text:span><text:span text:style-name="T5">Bengtsson<text:tab/> <text:s/></text:span><text:span text:style-name="T4">Muhammet Kart<text:tab/>Nicklas Jensen <text:tab/>Lucas Patrick Olsen</text:span></text:p>
      <text:p text:style-name="P11"/>
      <text:p text:style-name="P11">______________<text:span text:style-name="T4">___ <text:s/></text:span><text:tab/> <text:s/><text:span text:style-name="T4">_____________<text:tab/>____________<text:tab/>________________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08:28:05.576834427</meta:creation-date>
    <dc:date>2025-12-04T13:07:57.865730637</dc:date>
    <meta:editing-duration>PT2H37M20S</meta:editing-duration>
    <meta:editing-cycles>2</meta:editing-cycles>
    <meta:generator>LibreOffice/24.2.7.2$Linux_X86_64 LibreOffice_project/420$Build-2</meta:generator>
    <meta:print-date>2025-12-04T10:44:51.400146262</meta:print-date>
    <meta:printed-by>PDF-filer</meta:printed-by>
    <meta:document-statistic meta:table-count="0" meta:image-count="0" meta:object-count="0" meta:page-count="2" meta:paragraph-count="29" meta:word-count="230" meta:character-count="1753" meta:non-whitespace-character-count="1524"/>
  </office:meta>
</office:document-meta>
</file>